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11a" officeooo:paragraph-rsid="0013b1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owds images download from..</text:p>
      <text:p text:style-name="Standard">https://www.formfonts.com/3D-Model/1/13470/4/life-forms/h10-people/low-poly-audience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23:42:32.555763128</meta:creation-date>
    <dc:date>2021-11-09T23:43:12.425460489</dc:date>
    <meta:editing-duration>PT41S</meta:editing-duration>
    <meta:editing-cycles>1</meta:editing-cycles>
    <meta:document-statistic meta:table-count="0" meta:image-count="0" meta:object-count="0" meta:page-count="1" meta:paragraph-count="2" meta:word-count="5" meta:character-count="114" meta:non-whitespace-character-count="111"/>
    <meta:generator>LibreOffice/6.4.7.2$Linux_X86_64 LibreOffice_project/40$Build-2</meta:generator>
  </office:meta>
</office:document-meta>
</file>